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E000001E55DA01D1E9BAA92AE.png" manifest:media-type="image/png"/>
  <manifest:file-entry manifest:full-path="Pictures/1000020100000190000002A0D9319D18F6FC465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c82f" officeooo:paragraph-rsid="001ec82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R MURTAZA (P18-0145);</text:p>
      <text:p text:style-name="P1">DATA BASE LAB TASK 1;</text:p>
      <text:p text:style-name="P1"/>
      <text:p text:style-name="P1"><draw:frame draw:style-name="fr1" draw:name="Image1" text:anchor-type="paragraph" svg:width="4.1665in" svg:height="7in" draw:z-index="0"><draw:image xlink:href="Pictures/1000020100000190000002A0D9319D18F6FC465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width="3.9791in" svg:height="5.052in" draw:z-index="1"><draw:image xlink:href="Pictures/100002010000017E000001E55DA01D1E9BAA92A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7T15:24:38.290164739</meta:creation-date>
    <dc:date>2022-05-27T15:31:51.616421762</dc:date>
    <meta:editing-duration>PT7M14S</meta:editing-duration>
    <meta:editing-cycles>1</meta:editing-cycles>
    <meta:generator>LibreOffice/6.0.7.3$Linux_X86_64 LibreOffice_project/00m0$Build-3</meta:generator>
    <meta:document-statistic meta:table-count="0" meta:image-count="2" meta:object-count="0" meta:page-count="2" meta:paragraph-count="2" meta:word-count="8" meta:character-count="45" meta:non-whitespace-character-count="39"/>
  </office:meta>
</office:document-meta>
</file>